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1" svg:font-family="Consolas, 'Courier New', monospace"/>
    <style:font-face style:name="Consolas" svg:font-family="Consolas, Menlo, Monaco, 'Lucida Console', 'Liberation Mono', 'DejaVu Sans Mono', 'Bitstream Vera Sans Mono', 'Courier New', monospace, sans-serif"/>
    <style:font-face style:name="Roboto" svg:font-family="Roboto, Arial, sans-serif"/>
    <style:font-face style:name="SFMono-Regular" svg:font-family="SFMono-Regular, Consolas, 'Liberation Mono', Menlo, monospace"/>
    <style:font-face style:name="Segoe UI" svg:font-family="'Segoe UI', SegoeUI, 'Helvetica Neue', Helvetica, Arial, sans-serif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style:text-autospace="none"/>
      <style:text-properties style:font-name="Arial" fo:font-weight="bold"/>
    </style:style>
    <style:style style:name="P6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fo:background-color="#ffff00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1" style:family="paragraph" style:parent-style-name="Standard">
      <style:text-properties style:font-name="Arial" fo:background-color="#ffff00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14" style:family="paragraph" style:parent-style-name="Standard">
      <style:paragraph-properties style:text-autospace="none"/>
      <style:text-properties style:use-window-font-color="true" style:font-name="Arial" fo:font-size="12pt" fo:font-weight="normal" style:font-name-asian="Lucida Console" style:font-size-asian="12pt" style:font-weight-asian="normal" style:font-name-complex="Lucida Console" style:font-size-complex="12pt" style:font-weight-complex="normal"/>
    </style:style>
    <style:style style:name="P15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16" style:family="paragraph" style:parent-style-name="Standard">
      <style:text-properties fo:color="#000000" style:font-name="Arial" fo:font-size="12pt" style:font-size-asian="12pt" style:font-size-complex="12pt"/>
    </style:style>
    <style:style style:name="P17" style:family="paragraph" style:parent-style-name="Standard">
      <style:paragraph-properties style:text-autospace="none"/>
      <style:text-properties fo:color="#000000" style:font-name="Arial" fo:font-size="12pt" style:font-size-asian="12pt" style:font-size-complex="12pt"/>
    </style:style>
    <style:style style:name="P18" style:family="paragraph" style:parent-style-name="Standard">
      <style:paragraph-properties style:text-autospace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text-autospace="non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text-autospace="none"/>
      <style:text-properties fo:color="#000000" style:font-name="Arial" fo:font-size="12pt" fo:font-weight="normal" style:font-name-asian="Lucida Console" style:font-size-asian="12pt" style:font-weight-asian="normal" style:font-name-complex="Lucida Console" style:font-size-complex="12pt" style:font-weight-complex="normal"/>
    </style:style>
    <style:style style:name="P21" style:family="paragraph" style:parent-style-name="Heading_20_1">
      <style:text-properties fo:font-variant="normal" fo:text-transform="none" style:font-name="Roboto" fo:font-size="12pt" fo:letter-spacing="normal" fo:font-style="normal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24" style:family="paragraph" style:parent-style-name="Standard"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Arial" fo:font-weight="normal" style:font-weight-asian="normal" style:font-weight-complex="normal"/>
    </style:style>
    <style:style style:name="P26" style:family="paragraph" style:parent-style-name="Standard" style:list-style-name="L1">
      <style:text-properties style:font-name="Arial"/>
    </style:style>
    <style:style style:name="P27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text-properties style:font-name="Arial" fo:font-size="11pt" style:font-size-asian="11pt" style:font-size-complex="11pt"/>
    </style:style>
    <style:style style:name="P29" style:family="paragraph" style:parent-style-name="Standard">
      <style:text-properties style:font-name="Arial" fo:font-weight="bold"/>
    </style:style>
    <style:style style:name="P30" style:family="paragraph" style:parent-style-name="Standard">
      <style:text-properties style:font-name="Arial" fo:font-weight="bold" style:font-weight-asian="bold" style:font-weight-complex="bold"/>
    </style:style>
    <style:style style:name="P31" style:family="paragraph" style:parent-style-name="Standard">
      <style:text-properties fo:color="#000000" style:font-name="Arial" fo:font-size="12pt" style:font-name-asian="Lucida Console" style:font-size-asian="12pt" style:font-name-complex="Lucida Console" style:font-size-complex="12pt"/>
    </style:style>
    <style:style style:name="P32" style:family="paragraph" style:parent-style-name="Standard">
      <style:paragraph-properties style:text-autospace="none"/>
      <style:text-properties fo:color="#000000" style:font-name="Arial" fo:font-size="12pt" style:font-name-asian="Lucida Console" style:font-size-asian="12pt" style:font-name-complex="Lucida Console" style:font-size-complex="12pt"/>
    </style:style>
    <style:style style:name="P33" style:family="paragraph" style:parent-style-name="Standard">
      <style:paragraph-properties style:text-autospace="none"/>
      <style:text-properties fo:color="#000000" style:font-name="Arial" fo:font-size="12pt" fo:font-weight="bold" style:font-name-asian="Lucida Console" style:font-size-asian="12pt" style:font-weight-asian="bold" style:font-name-complex="Lucida Console" style:font-size-complex="12pt" style:font-weight-complex="bold"/>
    </style:style>
    <style:style style:name="P34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style:text-autospace="none"/>
      <style:text-properties fo:color="#000000" style:font-name="Arial" fo:font-size="12pt" fo:font-weight="normal" style:font-name-asian="Lucida Console" style:font-size-asian="12pt" style:font-weight-asian="normal" style:font-name-complex="Lucida Console" style:font-size-complex="12pt" style:font-weight-complex="normal"/>
    </style:style>
    <style:style style:name="P36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Arial" fo:font-size="12pt" style:font-size-asian="12pt" style:font-size-complex="12pt"/>
    </style:style>
    <style:style style:name="P38" style:family="paragraph" style:parent-style-name="Standard">
      <style:text-properties fo:color="#000000" style:font-name="Arial" fo:font-weight="normal"/>
    </style:style>
    <style:style style:name="P39" style:family="paragraph" style:parent-style-name="Standard">
      <style:text-properties fo:color="#000000" style:font-name="Arial" fo:font-size="12pt" style:font-size-asian="12pt" style:font-size-complex="12pt"/>
    </style:style>
    <style:style style:name="P40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Arial"/>
    </style:style>
    <style:style style:name="P42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Arial" fo:font-weight="bold" style:font-weight-asian="bold" style:font-weight-complex="bold"/>
    </style:style>
    <style:style style:name="P44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45" style:family="paragraph" style:parent-style-name="Standard">
      <style:text-properties style:use-window-font-color="true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P46" style:family="paragraph" style:parent-style-name="Standard" style:list-style-name="">
      <style:paragraph-properties style:text-autospace="none"/>
    </style:style>
    <style:style style:name="P47" style:family="paragraph" style:parent-style-name="Standard" style:list-style-name="">
      <style:paragraph-properties style:text-autospace="none"/>
      <style:text-properties fo:color="#bf0000" style:font-name="Lucida Console" fo:font-size="9pt" style:font-name-asian="Lucida Console" style:font-size-asian="9pt" style:font-name-complex="Lucida Console" style:font-size-complex="9pt"/>
    </style:style>
    <style:style style:name="P48" style:family="paragraph" style:parent-style-name="Standard">
      <style:paragraph-properties fo:break-before="pag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49" style:family="paragraph" style:parent-style-name="Text_20_body">
      <style:text-properties fo:color="#000000" style:font-name="Arial" fo:font-size="12pt" style:font-size-asian="12pt" style:font-size-complex="12pt"/>
    </style:style>
    <style:style style:name="P50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51" style:family="paragraph" style:parent-style-name="Heading_20_3">
      <style:text-properties fo:font-variant="normal" fo:text-transform="none" fo:color="#24292e" style:font-name="apple-system" fo:font-size="15pt" fo:letter-spacing="normal" fo:font-style="normal" fo:font-weight="bold" style:font-size-asian="12pt" style:font-weight-asian="normal" style:font-size-complex="12pt" style:font-weight-complex="normal"/>
    </style:style>
    <style:style style:name="P52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54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55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00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weight-asian="normal" style:font-size-complex="12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8" style:family="text">
      <style:text-properties style:use-window-font-color="true" style:font-name="Lucida Console" style:font-name-asian="Lucida Console" style:font-name-complex="Lucida Console"/>
    </style:style>
    <style:style style:name="T9" style:family="text">
      <style:text-properties style:use-window-font-color="true" style:font-name-asian="Lucida Console" style:font-name-complex="Lucida Console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14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15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16" style:family="text">
      <style:text-properties fo:color="#bfbf00" style:font-name="Lucida Console" style:font-name-asian="Lucida Console" style:font-name-complex="Lucida Console"/>
    </style:style>
    <style:style style:name="T17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18" style:family="text">
      <style:text-properties fo:color="#40ffff" style:font-name="Lucida Console" fo:font-size="9pt" style:font-name-asian="Lucida Console" style:font-size-asian="9pt" style:font-name-complex="Lucida Console" style:font-size-complex="9pt"/>
    </style:style>
    <style:style style:name="T19" style:family="text">
      <style:text-properties fo:color="#40ffff" style:font-name="Lucida Console" style:font-name-asian="Lucida Console" style:font-name-complex="Lucida Console"/>
    </style:style>
    <style:style style:name="T20" style:family="text">
      <style:text-properties fo:color="#40ffff" style:font-name="Lucida Console" fo:font-weight="bold" style:font-name-asian="Lucida Console" style:font-weight-asian="bold" style:font-name-complex="Lucida Console" style:font-weight-complex="bold"/>
    </style:style>
    <style:style style:name="T21" style:family="text">
      <style:text-properties fo:color="#40ff40" style:font-name="Lucida Console" fo:font-size="9pt" style:font-name-asian="Lucida Console" style:font-size-asian="9pt" style:font-name-complex="Lucida Console" style:font-size-complex="9pt"/>
    </style:style>
    <style:style style:name="T22" style:family="text">
      <style:text-properties fo:color="#40ff40" style:font-name="Lucida Console" style:font-name-asian="Lucida Console" style:font-name-complex="Lucida Console"/>
    </style:style>
    <style:style style:name="T23" style:family="text">
      <style:text-properties fo:color="#40ff40" style:font-name="Lucida Console" fo:font-weight="bold" style:font-name-asian="Lucida Console" style:font-weight-asian="bold" style:font-name-complex="Lucida Console" style:font-weight-complex="bold"/>
    </style:style>
    <style:style style:name="T24" style:family="text">
      <style:text-properties fo:color="#000000" style:font-name="Lucida Console" fo:background-color="#ffff00" style:font-name-asian="Lucida Console" style:font-name-complex="Lucida Console"/>
    </style:style>
    <style:style style:name="T25" style:family="text">
      <style:text-properties fo:color="#000000" style:font-name="Arial" fo:font-size="12pt" style:font-name-asian="Lucida Console" style:font-size-asian="12pt" style:font-weight-asian="bold" style:font-name-complex="Lucida Console" style:font-size-complex="12pt" style:font-weight-complex="bold"/>
    </style:style>
    <style:style style:name="T26" style:family="text">
      <style:text-properties fo:color="#000000" style:font-name="Arial" fo:font-size="12pt" fo:font-weight="bold" style:font-name-asian="Lucida Console" style:font-size-asian="12pt" style:font-weight-asian="bold" style:font-name-complex="Lucida Console" style:font-size-complex="12pt" style:font-weight-complex="bold"/>
    </style:style>
    <style:style style:name="T27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000000" style:font-name="Arial" fo:font-size="12pt" fo:font-weight="normal" style:font-name-asian="Lucida Console" style:font-size-asian="12pt" style:font-weight-asian="normal" style:font-name-complex="Lucida Console" style:font-size-complex="12pt" style:font-weight-complex="normal"/>
    </style:style>
    <style:style style:name="T29" style:family="text">
      <style:text-properties fo:color="#000000" fo:font-size="12pt" style:font-size-asian="12pt" style:font-weight-asian="bold" style:font-size-complex="12pt" style:font-weight-complex="bold"/>
    </style:style>
    <style:style style:name="T30" style:family="text">
      <style:text-properties fo:color="#000000" style:font-name="Arial" fo:font-size="12pt" style:font-name-asian="Lucida Console" style:font-size-asian="12pt" style:font-name-complex="Lucida Console" style:font-size-complex="12pt"/>
    </style:style>
    <style:style style:name="T31" style:family="text">
      <style:text-properties style:font-name="Lucida Console" style:font-name-asian="Lucida Console" style:font-name-complex="Lucida Console"/>
    </style:style>
    <style:style style:name="T32" style:family="text">
      <style:text-properties style:font-name="Arial" style:font-name-asian="Lucida Console" style:font-name-complex="Lucida Console"/>
    </style:style>
    <style:style style:name="T33" style:family="text">
      <style:text-properties style:font-name="Arial" fo:font-weight="normal" style:font-name-asian="Lucida Console" style:font-weight-asian="normal" style:font-name-complex="Lucida Console" style:font-weight-complex="normal"/>
    </style:style>
    <style:style style:name="T34" style:family="text">
      <style:text-properties fo:font-variant="normal" fo:text-transform="none" style:font-name="Arial" fo:letter-spacing="normal" fo:font-style="normal" style:font-name-asian="Lucida Console" style:font-weight-asian="bold" style:font-name-complex="Lucida Console" style:font-weight-complex="bold"/>
    </style:style>
    <style:style style:name="T35" style:family="text">
      <style:text-properties fo:font-variant="normal" fo:text-transform="none" style:font-name="Arial" fo:letter-spacing="normal" fo:font-style="normal" fo:font-weight="normal"/>
    </style:style>
    <style:style style:name="T36" style:family="text">
      <style:text-properties fo:font-variant="normal" fo:text-transform="none" style:font-name="Arial" fo:letter-spacing="normal" fo:font-style="normal" fo:font-weight="bold"/>
    </style:style>
    <style:style style:name="T37" style:family="text"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size-complex="12pt"/>
    </style:style>
    <style:style style:name="T3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40" style:family="text"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size-complex="12pt"/>
    </style:style>
    <style:style style:name="T41" style:family="text">
      <style:text-properties fo:font-variant="normal" fo:text-transform="none" style:font-name="Roboto" fo:letter-spacing="normal" fo:font-style="normal" style:font-weight-asian="bold" style:font-weight-complex="bold"/>
    </style:style>
    <style:style style:name="T42" style:family="text">
      <style:text-properties fo:font-variant="normal" fo:text-transform="none" fo:color="#24292e" style:font-name="apple-system" fo:letter-spacing="normal" fo:font-style="normal" fo:font-weight="bold"/>
    </style:style>
    <style:style style:name="T43" style:family="text">
      <style:text-properties style:font-name-asian="Lucida Console" style:font-name-complex="Lucida Console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46" style:family="text">
      <style:text-properties style:font-name="Arial" style:font-name-asian="Lucida Console" style:font-name-complex="Lucida Console"/>
    </style:style>
    <style:style style:name="T47" style:family="text">
      <style:text-properties fo:color="#6060ff" style:font-name-asian="Lucida Console" style:font-name-complex="Lucida Console"/>
    </style:style>
    <style:style style:name="T48" style:family="text">
      <style:text-properties fo:color="#bf0000" style:font-name="Lucida Console" fo:font-size="9pt" style:font-name-asian="Lucida Console" style:font-size-asian="9pt" style:font-name-complex="Lucida Console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 diário:<text:span text:style-name="T11"> <text:tab/></text:span><text:span text:style-name="T12">Criar projeto novo;</text:span></text:p>
      <text:p text:style-name="P10"><text:tab/><text:tab/><text:tab/>Alterar projeto existente com usuários diferentes;</text:p>
      <text:p text:style-name="P10"><text:tab/><text:tab/><text:tab/>Listar alterações em um projeto existente;</text:p>
      <text:p text:style-name="P10"><text:tab/><text:tab/><text:tab/>Desfazer/retornar alterações em um projeto feitas por uma<text:tab/><text:tab/><text:tab/><text:tab/><text:tab/>versão determinada;</text:p>
      <text:p text:style-name="P3"/>
      <text:p text:style-name="P2"/>
      <text:p text:style-name="P2">Curso do professor:<text:span text:style-name="T12"> </text:span><text:a xlink:type="simple" xlink:href="mailto:josedeassisfilho@gmail.com" text:style-name="Internet_20_link" text:visited-style-name="Visited_20_Internet_20_Link">josedeassisfilho@gmail.com</text:a></text:p>
      <text:p text:style-name="P10"/>
      <text:p text:style-name="P2"/>
      <text:p text:style-name="P2"/>
      <text:p text:style-name="P2"/>
      <text:p text:style-name="P2">Aula inicial do Curso:<text:span text:style-name="T12"> </text:span></text:p>
      <text:p text:style-name="P10"/>
      <text:p text:style-name="P2"><text:a xlink:type="simple" xlink:href="https://www.youtube.com/watch?v=FF1f4bKYhoo&amp;list=PLbEOwbQR9lqzK14I7OOeREEIE4k6rjgIj&amp;index=1" text:style-name="Internet_20_link" text:visited-style-name="Visited_20_Internet_20_Link"><text:span text:style-name="T45">https://www.youtube.com/watch?v=FF1f4bKYhoo&amp;list=PLbEOwbQR9lqzK14I7OOeREEIE4k6rjgIj&amp;index=1</text:span></text:a></text:p>
      <text:p text:style-name="P24"/>
      <text:p text:style-name="P10"/>
      <text:p text:style-name="P2"><text:span text:style-name="T12"><text:s/></text:span><text:a xlink:type="simple" xlink:href="https://www.youtube.com/watch?v=SOxafinthys" text:style-name="Internet_20_link" text:visited-style-name="Visited_20_Internet_20_Link">https://www.youtube.com/watch?v=SOxafinthys</text:a></text:p>
      <text:p text:style-name="P10"/>
      <text:p text:style-name="P2"/>
      <text:p text:style-name="P2">GitHub repositório</text:p>
      <text:p text:style-name="P1"/>
      <text:list xml:id="list2951165865373543878" text:style-name="L1">
        <text:list-item>
          <text:p text:style-name="P26">Criar um repositório no GitHub;</text:p>
        </text:list-item>
        <text:list-item>
          <text:p text:style-name="P26">Fazer download e instalar o Git;</text:p>
        </text:list-item>
        <text:list-item>
          <text:p text:style-name="P26">Configurar o Git;</text:p>
        </text:list-item>
      </text:list>
      <text:p text:style-name="P1"/>
      <text:p text:style-name="P1">https://github.com/luizeduardopimpaosilva/site</text:p>
      <text:p text:style-name="P1"/>
      <text:p text:style-name="P1">C:\Users\Eduardo Silva\.gitconfig<text:tab/><text:tab/>Configuração do Git</text:p>
      <text:p text:style-name="P1"/>
      <text:p text:style-name="P1">C:\Users\Eduardo Silva\AppData\Roaming\Microsoft\Windows\Start Menu\Programs\Visual Studio Code</text:p>
      <text:p text:style-name="P1"/>
      <text:p text:style-name="P1">C:\Users\Eduardo Silva\AppData\Local\Programs\Microsoft VS Code\Code.exe</text:p>
      <text:p text:style-name="P1"/>
      <text:p text:style-name="P1"/>
      <text:p text:style-name="P1">IMPORTANTE !!!</text:p>
      <text:p text:style-name="P1"/>
      <text:p text:style-name="P1">OGitGui acessa o repositório no GitHub</text:p>
      <text:p text:style-name="P1"/>
      <text:p text:style-name="P1">Baixar o Git e instalar;</text:p>
      <text:p text:style-name="P1"><text:a xlink:type="simple" xlink:href="https://www.youtube.com/watch?v=SOxafinthys&amp;list=PLbEOwbQR9lqzK14I7OOeREEIE4k6rjgIj&amp;index=2" text:style-name="Internet_20_link" text:visited-style-name="Visited_20_Internet_20_Link"><text:span text:style-name="T6">https://www.youtube.com/watch?v=SOxafinthys&amp;list=PLbEOwbQR9lqzK14I7OOeREEIE4k6rjgIj&amp;index=2</text:span></text:a></text:p>
      <text:p text:style-name="P1"/>
      <text:p text:style-name="P1"/>
      <text:p text:style-name="P1">Abrir o Git;</text:p>
      <text:p text:style-name="P1"/>
      <text:p text:style-name="P1">Click no ícone <text:span text:style-name="T1">Git Bash</text:span></text:p>
      <text:p text:style-name="P1"/>
      <text:p text:style-name="P1">Configurar:</text:p>
      <text:p text:style-name="P1"/>
      <text:p text:style-name="P1">git version – informa a vrsão do Git Bash</text:p>
      <text:p text:style-name="P1"/>
      <text:p text:style-name="P1">git config - -global user.name “luizeduardopimpaosilva”</text:p>
      <text:p text:style-name="P1"><text:soft-page-break/>git config - -global user.email “<text:a xlink:type="simple" xlink:href="mailto:luizeduardopsilva@hotmail.com" text:style-name="Internet_20_link" text:visited-style-name="Visited_20_Internet_20_Link">luizeduardopsilva@hotmail.com</text:a>”</text:p>
      <text:p text:style-name="P1"/>
      <text:p text:style-name="P1">clear<text:tab/>- limpa tela</text:p>
      <text:p text:style-name="P1"/>
      <text:p text:style-name="P1">git config user.name<text:tab/>- lista o nome</text:p>
      <text:p text:style-name="P1"/>
      <text:p text:style-name="P1">git config user.email <text:tab/>- lista o e-mail</text:p>
      <text:p text:style-name="P1"/>
      <text:p text:style-name="P1">git config - -global core.editor “<text:span text:style-name="T7"> </text:span>”<text:tab/>- </text:p>
      <text:p text:style-name="P2"/>
      <text:p text:style-name="P42">git config --global core.editor “<text:span text:style-name="T9">C:\Program Files (x86)\Microsoft Visual Studio\2019\Community\Common7\IDE\devenv.exe</text:span>”</text:p>
      <text:p text:style-name="P42"/>
      <text:p text:style-name="P42">C:\ProgramData\Microsoft\Windows\Start Menu\Programs</text:p>
      <text:p text:style-name="P42"/>
      <text:p text:style-name="P42">C:\ProgramData\Microsoft\Windows\Start Menu\Programs\Microsoft Visual Studio\2019\Community\Common7\IDE\devenv.exe</text:p>
      <text:p text:style-name="P42"/>
      <text:p text:style-name="P42">C:\ProgramData\Microsoft\Windows\Start Menu\Programs\VisualStudio2019</text:p>
      <text:p text:style-name="P2"/>
      <text:p text:style-name="P2">Configurar o editor:</text:p>
      <text:p text:style-name="P1"/>
      <text:p text:style-name="P1">git config core.editor <text:tab/>- lista o editor configurado para o Git</text:p>
      <text:p text:style-name="P1"/>
      <text:p text:style-name="P1">Precisa criar a variável de sistema <text:span text:style-name="T1">code </text:span><text:span text:style-name="T2">no Windows:</text:span></text:p>
      <text:p text:style-name="P25"/>
      <text:p text:style-name="P1"><text:span text:style-name="T2">Click botão direito do mouse no ícone Visual Studio Code, em propriedades e copiar o path do executável(</text:span><text:span text:style-name="T3">sem as aspas</text:span><text:span text:style-name="T2">), vai precisar para configurar a variável code;</text:span></text:p>
      <text:p text:style-name="P25"/>
      <text:p text:style-name="P1"/>
      <text:p text:style-name="P1">Acessar o painel de controle → System and Security → System → Advanced system settings → Environment Variables → System Variables → New → Variable name: code → Variable value: C:\Users\Eduardo Silva\AppData\Local\Programs\Microsoft VS Code\Code.exe</text:p>
      <text:p text:style-name="P1">→ click OK</text:p>
      <text:p text:style-name="P1">Á partir desta configuração é possível dentro do Git digitar <text:span text:style-name="T10">code .</text:span> E abrirá o Visual Studio Code;</text:p>
      <text:p text:style-name="P1"/>
      <text:p text:style-name="P4">Conteúdo atual da variável code:</text:p>
      <text:p text:style-name="P1">C:\Users\Eduardo Silva\AppData\Local\Programs\Microsoft VS Code\Code.exe</text:p>
      <text:p text:style-name="P1"/>
      <text:p text:style-name="P1"><text:span text:style-name="T1">Visual Studio:</text:span> </text:p>
      <text:p text:style-name="P28">C:\Program Files (x86)\Microsoft Visual Studio\2019\Community\Common7\IDE\devenv.exe</text:p>
      <text:p text:style-name="P1"/>
      <text:p text:style-name="P1">clear<text:tab/>- limpa a tela</text:p>
      <text:p text:style-name="P1">pwd <text:tab/>- mostra o diretório corrente</text:p>
      <text:p text:style-name="P1"/>
      <text:p text:style-name="P1">cd /c<text:tab/>- vai para o diretório c:</text:p>
      <text:p text:style-name="P1"/>
      <text:p text:style-name="P1">ls <text:tab/>- lista diretórios e arquivos</text:p>
      <text:p text:style-name="P1"/>
      <text:p text:style-name="P1">mkdir teste<text:tab/>- cria o diretório teste</text:p>
      <text:p text:style-name="P1"><text:soft-page-break/>touch exemplo.txt<text:tab/>- cria o arquivo exemplo.txt</text:p>
      <text:p text:style-name="P1"/>
      <text:p text:style-name="P1">touch /teste/exemplo2.txt<text:tab/>- cria o arquivo exemplo2.txt no diretório teste</text:p>
      <text:p text:style-name="P1"/>
      <text:p text:style-name="P1"/>
      <text:p text:style-name="P11">IMPORTANTE: TESTAR O COMANDO START NOTEPAD++ NO GIT BASH</text:p>
      <text:p text:style-name="P1"/>
      <text:p text:style-name="P1">Criar e configurar o C# no Visual Studio Code</text:p>
      <text:p text:style-name="P1"/>
      <text:p text:style-name="P1"><text:a xlink:type="simple" xlink:href="https://www.youtube.com/watch?v=S5HawDwjuUY" text:style-name="Internet_20_link" text:visited-style-name="Visited_20_Internet_20_Link">https://www.youtube.com/watch?v=S5HawDwjuUY</text:a></text:p>
      <text:p text:style-name="P1"/>
      <text:p text:style-name="P1"/>
      <text:p text:style-name="P1"/>
      <text:p text:style-name="P4">Aula 2 – Criar uma pasta local no diretório do projeto e fazer a ligação com GitHub para manter as pastas do projeto atualizadas remotamente na biblioteca do GitHub:</text:p>
      <text:p text:style-name="P1"/>
      <text:p text:style-name="P1"><text:a xlink:type="simple" xlink:href="https://www.youtube.com/watch?v=v8-4rI0cJXE" text:style-name="Internet_20_link" text:visited-style-name="Visited_20_Internet_20_Link">https://www.youtube.com/watch?v=v8-4rI0cJXE</text:a></text:p>
      <text:p text:style-name="P1"/>
      <text:p text:style-name="P1">Utilizando o Explorer, criar uma pasta projetoGit no disco /C:</text:p>
      <text:p text:style-name="P1"/>
      <text:p text:style-name="P1">Abrir a pasta <text:s/>projetoGit;</text:p>
      <text:p text:style-name="P1"/>
      <text:p text:style-name="P1">Click botão direito na pasta projetoGit e selecione GitBash Here</text:p>
      <text:p text:style-name="P1"/>
      <text:p text:style-name="P1">Com o Explorer entra na pasta projetoGit selecionar itens ocultos, nada aparece;</text:p>
      <text:p text:style-name="P1"/>
      <text:p text:style-name="P1">No terminal Git:</text:p>
      <text:p text:style-name="P1">ls ---- diretório vazio</text:p>
      <text:p text:style-name="P1"/>
      <text:p text:style-name="P1">git init <text:tab/><text:tab/>- será criada uma pasta C:/projetoGit/ .git/ que é um diretório oculto</text:p>
      <text:p text:style-name="P1">ls -a<text:tab/><text:tab/>- lista a pasta .git</text:p>
      <text:p text:style-name="P1"/>
      <text:p text:style-name="P1">Com o Explorer entra na pasta projetoGit selecionar itens ocultos, aparecem as novas pastas onde ficará o projeto Git;</text:p>
      <text:p text:style-name="P1">É nesta pasta que o GitBash arquiva os controles necessários para manter aintegridade do projeto:</text:p>
      <text:p text:style-name="P1"/>
      <text:p text:style-name="P1">Na pasta objects que o Git vai criar o Grafo de Commits (Log de Commits), armazena o conteúdo do projeto (comentário das alterações) em containers;</text:p>
      <text:p text:style-name="P1"/>
      <text:p text:style-name="P1">O comando <text:span text:style-name="T1">git add</text:span> cria o container e adiciona os arquivos no container;</text:p>
      <text:p text:style-name="P1"/>
      <text:p text:style-name="P1">git status<text:tab/>- mostra o conteúdo, as modificações no container;</text:p>
      <text:p text:style-name="P1"/>
      <text:p text:style-name="P1">git commit<text:tab/>- atualiza a pasta do projeto local com as versões;</text:p>
      <text:p text:style-name="P1"/>
      <text:p text:style-name="P1">Criar pastas de exemplo:</text:p>
      <text:p text:style-name="P1">touch a.txt b.txt</text:p>
      <text:p text:style-name="P1"/>
      <text:p text:style-name="P1">Com o Explorer aparecem estes arquivos;</text:p>
      <text:p text:style-name="P1"/>
      <text:p text:style-name="P1">No terminal Git:</text:p>
      <text:p text:style-name="P1"><text:soft-page-break/>git status<text:tab/>- mostra que existem arquivos em vermelho e informa que os arquivos <text:tab/><text:tab/><text:tab/> <text:s/>precisam ser adicionados ao container;</text:p>
      <text:p text:style-name="P1">git add *<text:tab/>- adiona todos os arquivos ao container;</text:p>
      <text:p text:style-name="P1">git status<text:tab/>- mostra que existem arquivos em verde new file e informa que os arquivos <text:tab/><text:tab/><text:tab/> <text:s/>foram adicionados ao container;</text:p>
      <text:p text:style-name="P1">git commit -m “foram criados os arquivos a.txt e b.txt” <text:tab/>- cria os arquivos no <text:tab/><text:tab/><text:tab/><text:tab/><text:tab/><text:tab/><text:tab/><text:tab/><text:tab/><text:tab/> <text:s/>repositório;</text:p>
      <text:p text:style-name="P1"/>
      <text:p text:style-name="P1">ls<text:tab/><text:tab/>- mostra <text:s/>os arquivos a.txt e b.txt;</text:p>
      <text:p text:style-name="P1">git status <text:tab/>- informa que não há nada pendente para commit;</text:p>
      <text:p text:style-name="P1"/>
      <text:p text:style-name="P1">git log <text:tab/><text:tab/>- informa todas as alterações efetuadas no projeto e seus comentários ;</text:p>
      <text:p text:style-name="P1"/>
      <text:p text:style-name="P1">Criar pastas de exemplo:</text:p>
      <text:p text:style-name="P1">touch c.txt</text:p>
      <text:p text:style-name="P1">Fazer alterações no projeto:</text:p>
      <text:p text:style-name="P6">code .<text:tab/><text:span text:style-name="T4">- abre o Visual Studio Code (o editor que foi configurado em config do Git);</text:span></text:p>
      <text:p text:style-name="P8"/>
      <text:p text:style-name="P8">No <text:s/>Visual Studio Code aparecem os arquivos do projeto. Selecionamos o arquivo a.txt e incluímos linhas;</text:p>
      <text:p text:style-name="P1">No terminal Git:</text:p>
      <text:p text:style-name="P8">git status<text:tab/>- mostra que existem arquivos em vermelho e informa que os arquivos <text:tab/><text:tab/><text:tab/> <text:s/>precisam ser adicionados ao container, também informa os tipos de <text:tab/><text:tab/><text:tab/> <text:s/>alterações realizadas;</text:p>
      <text:p text:style-name="P8">git add *<text:tab/>- atualizar o container;</text:p>
      <text:p text:style-name="P8">git status<text:tab/>- mostra que existem arquivos em verde new file e informa que os arquivos <text:tab/><text:tab/> <text:s/>foram adicionados ao container também informa as <text:tab/><text:tab/> <text:s/><text:tab/><text:tab/><text:tab/> <text:s/><text:tab/> <text:s/>alterações realizadas;</text:p>
      <text:p text:style-name="P1"/>
      <text:p text:style-name="P1">git commit -m “foi criado o arquivos c.txt e alterado o arquivo a.txt” - cria os arquivos no <text:tab/><text:tab/><text:tab/><text:tab/><text:tab/><text:tab/><text:tab/><text:tab/><text:tab/><text:tab/> <text:s/>container (repositório);</text:p>
      <text:p text:style-name="P8">git status<text:tab/>- mostra que está tudo atualizado no repositório;</text:p>
      <text:p text:style-name="P8"/>
      <text:p text:style-name="P8">git log<text:tab/><text:tab/>- mostra um log de tudo que foi realizado;</text:p>
      <text:p text:style-name="P8"/>
      <text:p text:style-name="P8">git log --oneline<text:tab/>- mostra um log resumido de tudo que foi realizado;</text:p>
      <text:p text:style-name="P8"/>
      <text:h text:style-name="P21" text:outline-level="1">Como reverter commits com git revert - 10</text:h>
      <text:p text:style-name="P8"><text:a xlink:type="simple" xlink:href="https://www.youtube.com/watch?v=6FS0I4CUbK4" text:style-name="Internet_20_link" text:visited-style-name="Visited_20_Internet_20_Link">https://www.youtube.com/watch?v=6FS0I4CUbK4</text:a></text:p>
      <text:p text:style-name="P8"/>
      <text:p text:style-name="P8"><text:a xlink:type="simple" xlink:href="https://www.youtube.com/watch?v=6FS0I4CUbK4" text:style-name="Internet_20_link" text:visited-style-name="Visited_20_Internet_20_Link">https://www.youtube.com/watch?v=6FS0I4CUbK4</text:a></text:p>
      <text:p text:style-name="P8"/>
      <text:p text:style-name="P9">git revert - É o modo mais seguro de reverter uma versão. Quando fazemos o revert é feito um novo commit com a versão desejada, preservando a versão que desejamos eliminar.</text:p>
      <text:p text:style-name="P8"/>
      <text:p text:style-name="P8">git revert &lt;hash do commit&gt;</text:p>
      <text:p text:style-name="P8"/>
      <text:p text:style-name="P8">git revert HEAD</text:p>
      <text:p text:style-name="P8"/>
      <text:p text:style-name="P8">Pode ocorrer erro caso tenham havido muitas alterações, então poderá cancelar o revert:</text:p>
      <text:p text:style-name="P8"><text:soft-page-break/></text:p>
      <text:p text:style-name="P8">git revert - -abort</text:p>
      <text:p text:style-name="P8"/>
      <text:p text:style-name="P1"/>
      <text:p text:style-name="P4">Aula 3 – Rastrer mudanças, desfazer alterações e recuperar versões anteriores do projeto</text:p>
      <text:p text:style-name="P1"/>
      <text:p text:style-name="P1"><text:a xlink:type="simple" xlink:href="https://www.youtube.com/watch?v=_mB-TShMDvY&amp;list=PLbEOwbQR9lqzK14I7OOeREEIE4k6rjgIj&amp;index=4" text:style-name="Internet_20_link" text:visited-style-name="Visited_20_Internet_20_Link"><text:span text:style-name="T6">https://www.youtube.com/watch?v=_mB-TShMDvY&amp;list=PLbEOwbQR9lqzK14I7OOeREEIE4k6rjgIj&amp;index=4</text:span></text:a></text:p>
      <text:p text:style-name="P7"/>
      <text:p text:style-name="P1">git log - -oneline – listar o Log de commit</text:p>
      <text:p text:style-name="P1"/>
      <text:p text:style-name="P1"><text:span text:style-name="T13">Eduardo Silva@LAPTOP-VG4A2QO2 </text:span><text:span text:style-name="T14">MINGW64 </text:span><text:span text:style-name="T15">~/Documents/Cursos Internet/Git Projeto 2</text:span><text:span text:style-name="T17"> (master)</text:span></text:p>
      <text:p text:style-name="P13">$ git log –oneline</text:p>
      <text:p text:style-name="P13"/>
      <text:p text:style-name="P15"><text:span text:style-name="T24">1523e5c</text:span><text:span text:style-name="T16"> (</text:span><text:span text:style-name="T19">HEAD -&gt; </text:span><text:span text:style-name="T22">master</text:span><text:span text:style-name="T16">)</text:span><text:span text:style-name="T8"> modificado o arquivo a.txt em 15/02/2021</text:span></text:p>
      <text:p text:style-name="P15"><text:span text:style-name="T16">6ad80fc</text:span><text:span text:style-name="T8"> foi criado o arquivo c.txt e alterado o arquivo a,txt</text:span></text:p>
      <text:p text:style-name="P15"><text:span text:style-name="T16">6455ca9</text:span><text:span text:style-name="T8"> foramciados os arquivos a.txt e b.txt</text:span></text:p>
      <text:p text:style-name="P1"/>
      <text:p text:style-name="P1"/>
      <text:p text:style-name="P17"><text:span text:style-name="T31">1523e5c – </text:span><text:span text:style-name="T32">Identifica a versão da mudança. Com este identificador é que conseguimos recuperar uma versão do arquivo;</text:span></text:p>
      <text:p text:style-name="P32"/>
      <text:p text:style-name="P17"><text:span text:style-name="T20">HEAD -&gt; </text:span><text:span text:style-name="T23">master</text:span><text:span text:style-name="T31"> – </text:span><text:span text:style-name="T32">Identifica a versão do último commit;</text:span></text:p>
      <text:p text:style-name="P32"/>
      <text:p text:style-name="P5"><text:span text:style-name="T25">Aula 3 – </text:span><text:span text:style-name="T34">Rastreando e recuperando versões anteriores do projeto (checkout)</text:span></text:p>
      <text:p text:style-name="P33"/>
      <text:p text:style-name="P18"><text:a xlink:type="simple" xlink:href="https://www.youtube.com/watch?v=_mB-TShMDvY&amp;t=30s" text:style-name="Internet_20_link" text:visited-style-name="Visited_20_Internet_20_Link"><text:span text:style-name="T33">https://www.youtube.com/watch?v=_mB-TShMDvY&amp;t=30s</text:span></text:a></text:p>
      <text:p text:style-name="P33"/>
      <text:p text:style-name="P20">git log - -graph<text:tab/>- mostra um gráfico </text:p>
      <text:p text:style-name="P20"/>
      <text:p text:style-name="P20">git log - -oneline - -graph<text:tab/>- mostra um gráfico resumido</text:p>
      <text:p text:style-name="P20"/>
      <text:p text:style-name="P33">Chamar o Visual Studio Code e incluir uma nova linha no arquivo a.txt</text:p>
      <text:p text:style-name="P20"/>
      <text:p text:style-name="P20">.code</text:p>
      <text:p text:style-name="P20"/>
      <text:p text:style-name="P20">Incluir a linha Entendendo o HEAD – ctrl + S – salvar</text:p>
      <text:p text:style-name="P20"/>
      <text:p text:style-name="P20">git status</text:p>
      <text:p text:style-name="P20"/>
      <text:p text:style-name="P20">git log – mostra que não foi adionado ao repositório</text:p>
      <text:p text:style-name="P20"/>
      <text:p text:style-name="P14">git commit -am "a.txt adicionei a linha <text:span text:style-name="T44">Entendendo o HEAD - Alterado em 15/02/2021 13:43 hs</text:span>"</text:p>
      <text:p text:style-name="P20"/>
      <text:p text:style-name="P14">git commit -am adiciona ao container e faz commit</text:p>
      <text:p text:style-name="P14"/>
      <text:p text:style-name="P14">git log - -oneline</text:p>
      <text:p text:style-name="P20"/>
      <text:p text:style-name="P19"><text:span text:style-name="T15">bed42db (</text:span><text:span text:style-name="T18">HEAD -&gt; </text:span><text:span text:style-name="T21">master</text:span><text:span text:style-name="T15">)</text:span><text:span text:style-name="T7"> a.txt adicionei a linha Entendendo o HEAD - Alterado em 15/02/2021 13:43 hs</text:span></text:p>
      <text:p text:style-name="P12"><text:span text:style-name="T15">1523e5c</text:span><text:span text:style-name="T7"> modificado o arquivo a.txt em 15/02/2021</text:span></text:p>
      <text:p text:style-name="P12"><text:span text:style-name="T15">6ad80fc</text:span><text:span text:style-name="T7"> foi criado o arquivo c.txt e alterado o arquivo a,txt</text:span></text:p>
      <text:p text:style-name="P12"><text:span text:style-name="T15">6455ca9</text:span><text:span text:style-name="T7"> foramciados os arquivos a.txt e b.txt</text:span></text:p>
      <text:p text:style-name="P20"/>
      <text:p text:style-name="P33">Remover um commit retorna a versão do arquivo a.txt</text:p>
      <text:p text:style-name="P33"/>
      <text:p text:style-name="P20"><text:soft-page-break/>git reset - -hard @commitAnterior</text:p>
      <text:p text:style-name="P20">git reset --hard 1523e5c</text:p>
      <text:p text:style-name="P19"><text:span text:style-name="T13">Eduardo Silva@LAPTOP-VG4A2QO2 </text:span><text:span text:style-name="T14">MINGW64 </text:span><text:span text:style-name="T15">~/Documents/Cursos Internet/Git Projeto 2</text:span><text:span text:style-name="T17"> (master)</text:span></text:p>
      <text:p text:style-name="P13">$ git reset --hard 1523e5c</text:p>
      <text:p text:style-name="P13">HEAD is now at 1523e5c modificado o arquivo a.txt em 15/02/2021</text:p>
      <text:p text:style-name="P13"/>
      <text:p text:style-name="P12"><text:span text:style-name="T13">Eduardo Silva@LAPTOP-VG4A2QO2 </text:span><text:span text:style-name="T14">MINGW64 </text:span><text:span text:style-name="T15">~/Documents/Cursos Internet/Git Projeto 2</text:span><text:span text:style-name="T17"> (master)</text:span></text:p>
      <text:p text:style-name="P13">$ git log --oneline</text:p>
      <text:p text:style-name="P12"><text:span text:style-name="T15">1523e5c (</text:span><text:span text:style-name="T18">HEAD -&gt; </text:span><text:span text:style-name="T21">master</text:span><text:span text:style-name="T15">)</text:span><text:span text:style-name="T7"> modificado o arquivo a.txt em 15/02/2021</text:span></text:p>
      <text:p text:style-name="P12"><text:span text:style-name="T15">6ad80fc</text:span><text:span text:style-name="T7"> foi criado o arquivo c.txt e alterado o arquivo a,txt</text:span></text:p>
      <text:p text:style-name="P12"><text:span text:style-name="T15">6455ca9</text:span><text:span text:style-name="T7"> foramciados os arquivos a.txt e b.txt</text:span></text:p>
      <text:p text:style-name="P13"/>
      <text:p text:style-name="P12"><text:span text:style-name="T13">Eduardo Silva@LAPTOP-VG4A2QO2 </text:span><text:span text:style-name="T14">MINGW64 </text:span><text:span text:style-name="T15">~/Documents/Cursos Internet/Git Projeto 2</text:span><text:span text:style-name="T17"> (master)</text:span></text:p>
      <text:p text:style-name="P13">$</text:p>
      <text:p text:style-name="P20"/>
      <text:p text:style-name="P1">Com este comando é possível fazer uma cópia da versão posicionoada <text:span text:style-name="T26">1523e5c</text:span></text:p>
      <text:p text:style-name="P1"/>
      <text:p text:style-name="P1">git branch – mostra onde está o head, se a resposta for master significa que foi realizado um commit com sucesso</text:p>
      <text:p text:style-name="P1"/>
      <text:p text:style-name="P1">git checkout master conseguimos reverter o reset e retornar o master para última versão em que se encontrava o arquivo, isto é, </text:p>
      <text:p text:style-name="P1"/>
      <text:p text:style-name="P1">git checkout master</text:p>
      <text:p text:style-name="P1"/>
      <text:p text:style-name="P16">fiz nova alteração <text:span text:style-name="T43">incluir nova linha 15/02/2021 15:29hs</text:span></text:p>
      <text:p text:style-name="P31"/>
      <text:p text:style-name="P20"><text:span text:style-name="T43">git commit -am "</text:span>incluir nova linha 15/02/2021 15:29hs”</text:p>
      <text:p text:style-name="P31"/>
      <text:p text:style-name="P16">git diff – mostra alterações antes do commit</text:p>
      <text:p text:style-name="P16"/>
      <text:p text:style-name="P34">Desfazer alterações em arquivos antes de git add</text:p>
      <text:p text:style-name="P16"/>
      <text:p text:style-name="P16"><text:a xlink:type="simple" xlink:href="https://pt.stackoverflow.com/questions/323668/como-descartar-todas-as-alterações-não-commitadas" text:style-name="Internet_20_link" text:visited-style-name="Visited_20_Internet_20_Link">https://pt.stackoverflow.com/questions/323668/como-descartar-todas-as-altera%C3%A7%C3%B5es-n%C3%A3o-commitadas</text:a></text:p>
      <text:p text:style-name="P16"><text:span text:style-name="Source_20_Text"><text:span text:style-name="T37"/></text:span></text:p>
      <text:p text:style-name="P49"><text:span text:style-name="T35">O </text:span><text:span text:style-name="Strong_20_Emphasis"><text:span text:style-name="T36">primeiro </text:span></text:span><text:span text:style-name="T35">comando é para reverter todas as alterações em arquivos que estavam versionados:</text:span></text:p>
      <text:p text:style-name="P53"><text:span text:style-name="Source_20_Text"><text:span text:style-name="T37">git checkout -- .</text:span></text:span></text:p>
      <text:p text:style-name="P53"><text:span text:style-name="Source_20_Text"><text:span text:style-name="T37"/></text:span></text:p>
      <text:p text:style-name="P53"><text:span text:style-name="Source_20_Text"><text:span text:style-name="T37">Ou o comando: </text:span></text:span><text:span text:style-name="Source_20_Text"><text:span text:style-name="T37">git checkout nomeDoArquivo</text:span></text:span></text:p>
      <text:p text:style-name="P53"><text:span text:style-name="Source_20_Text"><text:span text:style-name="T37"/></text:span></text:p>
      <text:p text:style-name="P50"><text:span text:style-name="T38">O </text:span><text:span text:style-name="Strong_20_Emphasis"><text:span text:style-name="T39">segundo </text:span></text:span><text:span text:style-name="T38">é para apagar todos os arquivos e diretórios criados:</text:span></text:p>
      <text:p text:style-name="P53"><text:span text:style-name="Source_20_Text"><text:span text:style-name="T37">git clean -f -d</text:span></text:span></text:p>
      <text:p text:style-name="P53"><text:span text:style-name="Source_20_Text"><text:span text:style-name="T37"/></text:span></text:p>
      <text:p text:style-name="P50"><text:span text:style-name="T38">Ao último comando, você ainda pode acrescentar o </text:span><text:span text:style-name="Source_20_Text"><text:span text:style-name="T38">-x </text:span></text:span><text:span text:style-name="T38">para também apagar arquivos que foram criados mas estão sendo ignorados pelo git (portanto, não aparecem no </text:span><text:span text:style-name="Source_20_Text"><text:span text:style-name="T38">git status</text:span></text:span><text:span text:style-name="T38">).</text:span></text:p>
      <text:p text:style-name="P50"><text:span text:style-name="T38">Se você tiver adicionado arquivos no index (usando </text:span><text:span text:style-name="Source_20_Text"><text:span text:style-name="T38">git add</text:span></text:span><text:span text:style-name="T38">), você precisa aplicar o seguinte comando antes dos comandos acima, para removê-los do index:</text:span></text:p>
      <text:p text:style-name="P50"><text:span text:style-name="T38"/></text:p>
      <text:p text:style-name="P53"><text:span text:style-name="Source_20_Text"><text:span text:style-name="T37">git reset HEAD .</text:span></text:span></text:p>
      <text:p text:style-name="P16"/>
      <text:p text:style-name="P16"/>
      <text:p text:style-name="P16"/>
      <text:p text:style-name="P34"><text:soft-page-break/>Desfazer alterações em arquivos DEPOIS git add e antes de git commit</text:p>
      <text:p text:style-name="P36">O comando git add coloca as alterações no container para fazer o commit, quando usamos o comando git reset HEAD o bash remove o conteúdo do container.</text:p>
      <text:p text:style-name="P34"/>
      <text:p text:style-name="P36">git reset HEAD</text:p>
      <text:p text:style-name="P36"/>
      <text:p text:style-name="P36">O comando git status confirma que foi feita a remoção.</text:p>
      <text:p text:style-name="P36">Mas as alterações permacem no arquivo alterado. Podemos confirma isto com o comando git diff, onde são mostradas as alterações realizadas.</text:p>
      <text:p text:style-name="P36">Para desfazer mesmo as alterações precisamos fazer o o comando git checkout nomeDoArquivo.combinado com o comando git commit -am “removendo um commit”</text:p>
      <text:p text:style-name="P36"/>
      <text:p text:style-name="P34">Desfazer alterações em arquivos DEPOIS git commit</text:p>
      <text:p text:style-name="P36"/>
      <text:p text:style-name="P36">git reset --hard @daVersãoDesejada</text:p>
      <text:p text:style-name="P36"/>
      <text:p text:style-name="P34">Desfazer alterações em arquivos (outro site)</text:p>
      <text:p text:style-name="P36"><text:a xlink:type="simple" xlink:href="https://www.atlassian.com/br/git/tutorials/undoing-changes" text:style-name="Internet_20_link" text:visited-style-name="Visited_20_Internet_20_Link">https://www.atlassian.com/br/git/tutorials/undoing-changes</text:a></text:p>
      <text:p text:style-name="P36"/>
      <text:p text:style-name="P36"/>
      <text:p text:style-name="P34">Aula 5 – Criando ramificações do projeto (branch e merge)</text:p>
      <text:p text:style-name="P36"/>
      <text:p text:style-name="P36"><text:a xlink:type="simple" xlink:href="https://www.youtube.com/watch?v=iRs6sQOPcvg&amp;list=PLbEOwbQR9lqzK14I7OOeREEIE4k6rjgIj&amp;index=5" text:style-name="Internet_20_link" text:visited-style-name="Visited_20_Internet_20_Link">https://www.youtube.com/watch?v=iRs6sQOPcvg&amp;list=PLbEOwbQR9lqzK14I7OOeREEIE4k6rjgIj&amp;index=5</text:a></text:p>
      <text:p text:style-name="P36"/>
      <text:p text:style-name="P36">git checkout -b versaonova</text:p>
      <text:p text:style-name="P36"/>
      <text:p text:style-name="P36">git checkout master – vai para o branch master</text:p>
      <text:p text:style-name="P36">git branch – mostra em qual versão está posicionado</text:p>
      <text:p text:style-name="P36"/>
      <text:p text:style-name="P36">pode fazer alterações em ambas as versões</text:p>
      <text:p text:style-name="P36"/>
      <text:p text:style-name="P36">git log --oneline --graph</text:p>
      <text:p text:style-name="P36"/>
      <text:p text:style-name="P36">git log --oneline –graph --all </text:p>
      <text:p text:style-name="P36"/>
      <text:p text:style-name="P36">Precisa estar no branch master para fazer a fusão de ambas;</text:p>
      <text:p text:style-name="P36"/>
      <text:p text:style-name="P36">git merge versaonova – compatibiliza uma única versão desde que não ocorram conflitos;</text:p>
      <text:p text:style-name="P36"/>
      <text:p text:style-name="P34">Aula 6 – Enviando o projeto para o GITHUB</text:p>
      <text:p text:style-name="P36"/>
      <text:p text:style-name="P36"><text:a xlink:type="simple" xlink:href="https://www.youtube.com/watch?v=j2exng2k3z4&amp;list=PLbEOwbQR9lqzK14I7OOeREEIE4k6rjgIj&amp;index=6" text:style-name="Internet_20_link" text:visited-style-name="Visited_20_Internet_20_Link">https://www.youtube.com/watch?v=j2exng2k3z4&amp;list=PLbEOwbQR9lqzK14I7OOeREEIE4k6rjgIj&amp;index=6</text:a></text:p>
      <text:p text:style-name="P36"/>
      <text:p text:style-name="P36">git status – deve estar no status de nothing to commit</text:p>
      <text:p text:style-name="P36"/>
      <text:p text:style-name="P36">git remote – verifica se existe um repositório remoto</text:p>
      <text:p text:style-name="P36"/>
      <text:p text:style-name="P36">Acessar o GitHub e criar uma conta. Criar um novo repositório. Mas deve ser informado se já existe um repositório local (na máquina que pretende enviar o projeto), então deixar desmarcada a opção Initialize this repository with a README;</text:p>
      <text:p text:style-name="P36"><text:soft-page-break/>Foi criado o repositório Projeto2;</text:p>
      <text:h text:style-name="P51" text:outline-level="3">push an existing repository from the command line</text:h>
      <text:p text:style-name="P54"><text:bookmark text:name="empty-setup-push-repo-echo"/>git remote add origin <text:a xlink:type="simple" xlink:href="https://github.com/luizeduardopimpaosilva/Projeto2.git" text:style-name="Internet_20_link" text:visited-style-name="Visited_20_Internet_20_Link">https://github.com/luizeduardopimpaosilva/Projeto2.git</text:a></text:p>
      <text:p text:style-name="P54"/>
      <text:p text:style-name="P55">git branch -M main</text:p>
      <text:p text:style-name="P55"/>
      <text:p text:style-name="P55">git push -u origin main</text:p>
      <text:p text:style-name="P36"/>
      <text:p text:style-name="P36"/>
      <text:p text:style-name="P36">Copiar a linha:</text:p>
      <text:p text:style-name="P52"><text:bookmark text:name="empty-setup-push-repo-echo1"/>git remote add origin https://github.com/luizeduardopimpaosilva/Projeto2.git</text:p>
      <text:p text:style-name="P36">E colar na linha de comandos do bash</text:p>
      <text:p text:style-name="P36"/>
      <text:p text:style-name="P36">Digitar na linha de comandos do bash:</text:p>
      <text:p text:style-name="P36">git remote<text:tab/>- Vai aparecer que existe um repositório remoto origin;</text:p>
      <text:p text:style-name="P36"/>
      <text:p text:style-name="P36">git remote -v<text:tab/>- Aparecem mais detalhes do repositório remoto;</text:p>
      <text:p text:style-name="P36"/>
      <text:p text:style-name="P36">Digitar na linha de comandos do bash:</text:p>
      <text:p text:style-name="P1"><text:bookmark text:name="empty-setup-push-repo-echo2"/>git push -u origin main</text:p>
      <text:p text:style-name="P1">O projeto será copiado para o GitHub e estará disponível para consulta/manutenção;</text:p>
      <text:p text:style-name="P1"/>
      <text:p text:style-name="P36"/>
      <text:p text:style-name="P29"><text:span text:style-name="T29">Aula 7 – </text:span><text:span text:style-name="T41">Como criar um repositório no GITHUB e clonar no Windows</text:span></text:p>
      <text:p text:style-name="P36"/>
      <text:p text:style-name="P34"><text:a xlink:type="simple" xlink:href="https://www.youtube.com/watch?v=h1-XZ9Kh1H4&amp;list=PLbEOwbQR9lqzK14I7OOeREEIE4k6rjgIj&amp;index=7" text:style-name="Internet_20_link" text:visited-style-name="Visited_20_Internet_20_Link"><text:span text:style-name="T2">https://www.youtube.com/watch?v=h1-XZ9Kh1H4&amp;list=PLbEOwbQR9lqzK14I7OOeREEIE4k6rjgIj&amp;index=7</text:span></text:a></text:p>
      <text:p text:style-name="P36"/>
      <text:p text:style-name="P36">Acessar o GitHub e criar uma conta. </text:p>
      <text:p text:style-name="P38"><text:span text:style-name="T5">Criar um novo repositório </text:span><text:span text:style-name="T42">Curso-GitHub</text:span><text:span text:style-name="T5">. Marcar a opção Initialize this repository with a README;</text:span></text:p>
      <text:p text:style-name="P36"/>
      <text:p text:style-name="P36">Será criado o repositório e está disponível para ser clonado. </text:p>
      <text:p text:style-name="P36">Então click no botão de cor verde Code e abirá opções de ações a serem realizadas. Escolher HTTPS e copiar o link mostrado na janela correspondente;</text:p>
      <text:p text:style-name="P36">No Windows abrir o Explorer, posicionar na pasta onde será clonado o projeto (<text:span text:style-name="T1">GitHubLocal</text:span>), click com botão direito e selecione a opção Git Bash Here;</text:p>
      <text:p text:style-name="P36"/>
      <text:p text:style-name="P36">No terminal do Git Bash digite na linha de comando: <text:span text:style-name="T1">pwd</text:span></text:p>
      <text:p text:style-name="P36">Irá mostrar o diretório corrente, onde o projeto será clonado;</text:p>
      <text:p text:style-name="P36"/>
      <text:p text:style-name="P36">No terminal do Git Bash digite na linha de comando:</text:p>
      <text:p text:style-name="P36">git clone + o link copiado </text:p>
      <text:p text:style-name="P36">git clone https://github.com/luizeduardopimpaosilva/Curso-GitHub.git</text:p>
      <text:p text:style-name="P36"><text:span text:style-name="T13">Eduardo Silva@LAPTOP-VG4A2QO2 </text:span><text:span text:style-name="T14">MINGW64 </text:span><text:span text:style-name="T15">/c/GitHubLocal</text:span></text:p>
      <text:p text:style-name="P44">$ git clone https://github.com/luizeduardopimpaosilva/Curso-GitHub.git</text:p>
      <text:p text:style-name="P44">Cloning into 'Curso-GitHub'...</text:p>
      <text:p text:style-name="P44">remote: Enumerating objects: 3, done.</text:p>
      <text:p text:style-name="P44">remote: Counting objects: 100% (3/3), done.</text:p>
      <text:p text:style-name="P44">remote: Total 3 (delta 0), reused 0 (delta 0), pack-reused 0</text:p>
      <text:p text:style-name="P44">Receiving objects: 100% (3/3), done.</text:p>
      <text:p text:style-name="P44"/>
      <text:p text:style-name="P46"><text:span text:style-name="T13">Eduardo Silva@LAPTOP-VG4A2QO2 </text:span><text:span text:style-name="T14">MINGW64 </text:span><text:span text:style-name="T15">/c/GitHubLocal</text:span></text:p>
      <text:p text:style-name="P44">$</text:p>
      <text:p text:style-name="P36">No terminal do Git Bash digite na linha de comando: ls</text:p>
      <text:p text:style-name="P36"><text:soft-page-break/>Aparecerá as pastas criadas;</text:p>
      <text:p text:style-name="P34"><text:span text:style-name="T47">Curso-GitHub</text:span><text:span text:style-name="T9">/</text:span></text:p>
      <text:p text:style-name="Standard"><text:span text:style-name="T27">No terminal do Git Bash digite na linha de comando: cd </text:span><text:span text:style-name="T30">Curso-GitHub</text:span></text:p>
      <text:p text:style-name="Standard"><text:span text:style-name="T30"/></text:p>
      <text:p text:style-name="Standard"><text:span text:style-name="T28">No terminal do Git Bash digite na linha de comando: </text:span></text:p>
      <text:p text:style-name="Standard"><text:span text:style-name="T28">ls ou ls -a para mostrar pastas ocultas;</text:span></text:p>
      <text:p text:style-name="P36"><text:span text:style-name="T43">Aparecerá as pastas criadas;</text:span></text:p>
      <text:p text:style-name="P36"><text:span text:style-name="T43">README.md .git</text:span></text:p>
      <text:p text:style-name="P36"><text:span text:style-name="T43"/></text:p>
      <text:p text:style-name="P36"><text:span text:style-name="T43">Também poderá ser visualizada no Explorer;</text:span></text:p>
      <text:p text:style-name="P36"><text:span text:style-name="T43"/></text:p>
      <text:p text:style-name="P36"><text:span text:style-name="T43">No terminal do Git Bash digite na linha de comando:</text:span></text:p>
      <text:p text:style-name="P36"><text:span text:style-name="T43">mkdir public_html <text:tab/>- Criar uma pasta public_html;</text:span></text:p>
      <text:p text:style-name="P36"><text:span text:style-name="T43"/></text:p>
      <text:p text:style-name="P36"><text:span text:style-name="T43">No terminal do Git Bash digite na linha de comando:</text:span></text:p>
      <text:p text:style-name="P36"><text:span text:style-name="T43">touch public_html/index.html <text:tab/>- Criar o arquivo index.hyml na pasta public_html;</text:span></text:p>
      <text:p text:style-name="P36"><text:span text:style-name="T43"/></text:p>
      <text:p text:style-name="P36"><text:span text:style-name="T43">Fechar o terminal Git Bash;</text:span></text:p>
      <text:p text:style-name="P36"><text:span text:style-name="T43">Abrir o Explorer na pasta de </text:span><text:span text:style-name="T32">Curso-GitHub e </text:span><text:span text:style-name="T43">click com botão direito do mouse e selecione a opção Git Bash Here;</text:span></text:p>
      <text:p text:style-name="P36"><text:span text:style-name="T43">Abre o terminal Git Bash posicionado na pasta do projeto;</text:span></text:p>
      <text:p text:style-name="P36"><text:span text:style-name="T43">No terminal do Git Bash digite na linha de comando: git status</text:span></text:p>
      <text:p text:style-name="P36"><text:span text:style-name="T43">Será necessário adicionar as alterações no container e fazer o commit para concretizar as mudanças do projeto;</text:span></text:p>
      <text:p text:style-name="P36"><text:span text:style-name="T43"/></text:p>
      <text:p text:style-name="P36"><text:span text:style-name="T43">No terminal do Git Bash digite na linha de comando: git add *</text:span></text:p>
      <text:p text:style-name="P36"><text:span text:style-name="T43">git status</text:span></text:p>
      <text:p text:style-name="P45">$ git status</text:p>
      <text:p text:style-name="P44">On branch main</text:p>
      <text:p text:style-name="P44">Your branch is up to date with 'origin/main'.</text:p>
      <text:p text:style-name="P44"/>
      <text:p text:style-name="P44">Changes to be committed:</text:p>
      <text:p text:style-name="P44"><text:s text:c="2"/>(use "git restore --staged &lt;file&gt;..." to unstage)</text:p>
      <text:p text:style-name="P46"><text:span text:style-name="T7"><text:s text:c="8"/></text:span><text:span text:style-name="T13">new file: <text:s text:c="2"/>public_html/index.html</text:span></text:p>
      <text:p text:style-name="P36"><text:span text:style-name="T43"/></text:p>
      <text:p text:style-name="P36"><text:span text:style-name="T43">No terminal do Git Bash digite na linha de comando:</text:span></text:p>
      <text:p text:style-name="P36"><text:span text:style-name="T43">git commit -m “criado o diretório public_html e o arquivo index.html”</text:span></text:p>
      <text:p text:style-name="P36"><text:span text:style-name="T13">Eduardo Silva@LAPTOP-VG4A2QO2 </text:span><text:span text:style-name="T14">MINGW64 </text:span><text:span text:style-name="T15">/c/GitHubLocal/Curso-GitHub</text:span><text:span text:style-name="T17"> (main)</text:span></text:p>
      <text:p text:style-name="P44">$ git commit -m "foi criado o diretorio public_html e o arquivo index.html"</text:p>
      <text:p text:style-name="P44">[main c86ff85] foi criado o diretorio public_html e o arquivo index.html</text:p>
      <text:p text:style-name="P44"><text:s/>1 file changed, 0 insertions(+), 0 deletions(-)</text:p>
      <text:p text:style-name="P44"><text:s/>create mode 100644 public_html/index.html</text:p>
      <text:p text:style-name="P44"/>
      <text:p text:style-name="P46"><text:span text:style-name="T13">Eduardo Silva@LAPTOP-VG4A2QO2 </text:span><text:span text:style-name="T14">MINGW64 </text:span><text:span text:style-name="T15">/c/GitHubLocal/Curso-GitHub</text:span><text:span text:style-name="T17"> (main)</text:span></text:p>
      <text:p text:style-name="P44">$</text:p>
      <text:p text:style-name="P36"><text:span text:style-name="T43">git status</text:span></text:p>
      <text:p text:style-name="P36"><text:span text:style-name="T13">Eduardo Silva@LAPTOP-VG4A2QO2 </text:span><text:span text:style-name="T14">MINGW64 </text:span><text:span text:style-name="T15">/c/GitHubLocal/Curso-GitHub</text:span><text:span text:style-name="T17"> (main)</text:span></text:p>
      <text:p text:style-name="P44">$ git status</text:p>
      <text:p text:style-name="P44">On branch main</text:p>
      <text:p text:style-name="P44">Your branch is ahead of 'origin/main' by 1 commit.</text:p>
      <text:p text:style-name="P44"><text:s text:c="2"/>(use "git push" to publish your local commits)</text:p>
      <text:p text:style-name="P44"/>
      <text:p text:style-name="P44">nothing to commit, working tree clean</text:p>
      <text:p text:style-name="P36"><text:span text:style-name="T43"/></text:p>
      <text:p text:style-name="P36"><text:span text:style-name="T43">Tudo ok, agora enviar o projeto para o GitHub repository.</text:span></text:p>
      <text:p text:style-name="P36"><text:span text:style-name="T43">No terminal do Git Bash digite na linha de comando: git push</text:span></text:p>
      <text:p text:style-name="P36"><text:span text:style-name="T13">Eduardo Silva@LAPTOP-VG4A2QO2 </text:span><text:span text:style-name="T14">MINGW64 </text:span><text:span text:style-name="T15">/c/GitHubLocal/Curso-GitHub</text:span><text:span text:style-name="T17"> (main)</text:span></text:p>
      <text:p text:style-name="P44">$ git push</text:p>
      <text:p text:style-name="P44">Logon failed, use ctrl+c to cancel basic credential prompt.</text:p>
      <text:p text:style-name="P44">Enumerating objects: 5, done.</text:p>
      <text:p text:style-name="P44">Counting objects: 100% (5/5), done.</text:p>
      <text:p text:style-name="P44">Delta compression using up to 4 threads</text:p>
      <text:p text:style-name="P44"><text:soft-page-break/>Compressing objects: 100% (2/2), done.</text:p>
      <text:p text:style-name="P44">Writing objects: 100% (4/4), 366 bytes | 122.00 KiB/s, done.</text:p>
      <text:p text:style-name="P44">Total 4 (delta 0), reused 0 (delta 0), pack-reused 0</text:p>
      <text:p text:style-name="P44">To https://github.com/luizeduardopimpaosilva/Curso-GitHub.git</text:p>
      <text:p text:style-name="P44"><text:s text:c="3"/>0c7277c..c86ff85 <text:s/>main -&gt; main</text:p>
      <text:p text:style-name="P36"><text:span text:style-name="T43">O projeto está disponível no GitHub repository para novas manutenções;</text:span></text:p>
      <text:p text:style-name="P36"><text:span text:style-name="T43"/></text:p>
      <text:p text:style-name="P36"><text:span text:style-name="T43">No terminal do Git Bash digite na linha de comando: code .</text:span></text:p>
      <text:p text:style-name="P36"><text:span text:style-name="T43">Abre o editor do Visual Studio:</text:span></text:p>
      <text:p text:style-name="P36"><text:span text:style-name="T43">Selecione a pasta index.html;</text:span></text:p>
      <text:p text:style-name="P36"><text:span text:style-name="T43">digite na linha 1 html:5 e click na opção correspondente, vai incluir as linhas de comando básicas para um programa html;</text:span></text:p>
      <text:p text:style-name="P36"><text:span text:style-name="T43">Salvar as alterações;</text:span></text:p>
      <text:p text:style-name="P36"><text:span text:style-name="T43"/></text:p>
      <text:p text:style-name="P36"><text:span text:style-name="T43">No terminal do Git Bash digite na linha de comando: git status</text:span></text:p>
      <text:p text:style-name="P45">$ git status</text:p>
      <text:p text:style-name="P44">On branch main</text:p>
      <text:p text:style-name="P44">Your branch is up to date with 'origin/main'.</text:p>
      <text:p text:style-name="P44"/>
      <text:p text:style-name="P44">Changes not staged for commit:</text:p>
      <text:p text:style-name="P44"><text:s text:c="2"/>(use "git add &lt;file&gt;..." to update what will be committed)</text:p>
      <text:p text:style-name="P44"><text:s text:c="2"/>(use "git restore &lt;file&gt;..." to discard changes in working directory)</text:p>
      <text:p text:style-name="P46"><text:span text:style-name="T7"><text:s text:c="8"/></text:span><text:span text:style-name="T48">modified: <text:s text:c="2"/>public_html/index.html</text:span></text:p>
      <text:p text:style-name="P47"/>
      <text:p text:style-name="P44">no changes added to commit (use "git add" and/or "git commit -a")</text:p>
      <text:p text:style-name="P44"/>
      <text:p text:style-name="P36"><text:span text:style-name="T43">No terminal do Git Bash digite na linha de comando: git add *</text:span></text:p>
      <text:p text:style-name="P36"><text:span text:style-name="T43">No terminal do Git Bash digite na linha de comando: </text:span></text:p>
      <text:p text:style-name="P36"><text:span text:style-name="T43">git commit -m “modificado o arquivo index.html”</text:span></text:p>
      <text:p text:style-name="P45">git commit -m "modifiquei o arquivo index.html"</text:p>
      <text:p text:style-name="P45"><text:span text:style-name="T43"/></text:p>
      <text:p text:style-name="P36"><text:span text:style-name="T43">No terminal do Git Bash digite na linha de comando: git status</text:span></text:p>
      <text:p text:style-name="P45">$ git status</text:p>
      <text:p text:style-name="P44">On branch main</text:p>
      <text:p text:style-name="P44">Your branch is ahead of 'origin/main' by 1 commit.</text:p>
      <text:p text:style-name="P44"><text:s text:c="2"/>(use "git push" to publish your local commits)</text:p>
      <text:p text:style-name="P44"/>
      <text:p text:style-name="P44">nothing to commit, working tree clean</text:p>
      <text:p text:style-name="P36"><text:span text:style-name="T43"/></text:p>
      <text:p text:style-name="P36"><text:span text:style-name="T43">Enviar para o GitHub</text:span></text:p>
      <text:p text:style-name="P36"><text:span text:style-name="T43"/></text:p>
      <text:p text:style-name="P36"><text:span text:style-name="T43">No terminal do Git Bash digite na linha de comando: git push</text:span></text:p>
      <text:p text:style-name="P45">$ git push</text:p>
      <text:p text:style-name="P44">Logon failed, use ctrl+c to cancel basic credential prompt.</text:p>
      <text:p text:style-name="P44">Enumerating objects: 7, done.</text:p>
      <text:p text:style-name="P44">Counting objects: 100% (7/7), done.</text:p>
      <text:p text:style-name="P44">Delta compression using up to 4 threads</text:p>
      <text:p text:style-name="P44">Compressing objects: 100% (3/3), done.</text:p>
      <text:p text:style-name="P44">Writing objects: 100% (4/4), 528 bytes | 176.00 KiB/s, done.</text:p>
      <text:p text:style-name="P44">Total 4 (delta 0), reused 0 (delta 0), pack-reused 0</text:p>
      <text:p text:style-name="P44">To https://github.com/luizeduardopimpaosilva/Curso-GitHub.git</text:p>
      <text:p text:style-name="P44"><text:s text:c="3"/>c86ff85..6627558 <text:s/>main -&gt; main</text:p>
      <text:p text:style-name="P36"><text:span text:style-name="T43"/></text:p>
      <text:p text:style-name="P36"><text:span text:style-name="T43">O projeto está disponível no GitHub repository para novas manutenções;</text:span></text:p>
      <text:p text:style-name="P36"><text:span text:style-name="T43"/></text:p>
      <text:p text:style-name="P36"><text:span text:style-name="T43"/></text:p>
      <text:p text:style-name="P36"><text:span text:style-name="T43"/></text:p>
      <text:p text:style-name="P36"><text:span text:style-name="T43"/></text:p>
      <text:p text:style-name="P36"><text:span text:style-name="T43"/></text:p>
      <text:p text:style-name="P36"><text:span text:style-name="T43"/></text:p>
      <text:p text:style-name="P36"><text:span text:style-name="T43"/></text:p>
      <text:p text:style-name="P48"/>
      <text:p text:style-name="P4"><text:bookmark text:name="git-experience-in-visual-studio"/>Experiência de git no Visual Studio</text:p>
      <text:p text:style-name="P36"/>
      <text:p text:style-name="P36"><text:a xlink:type="simple" xlink:href="https://docs.microsoft.com/pt-br/visualstudio/ide/git-with-visual-studio?view=vs-2019" text:style-name="Internet_20_link" text:visited-style-name="Visited_20_Internet_20_Link">https://docs.microsoft.com/pt-br/visualstudio/ide/git-with-visual-studio?view=vs-2019</text:a>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1" svg:font-family="Consolas, 'Courier New', monospace"/>
    <style:font-face style:name="Consolas" svg:font-family="Consolas, Menlo, Monaco, 'Lucida Console', 'Liberation Mono', 'DejaVu Sans Mono', 'Bitstream Vera Sans Mono', 'Courier New', monospace, sans-serif"/>
    <style:font-face style:name="Roboto" svg:font-family="Roboto, Arial, sans-serif"/>
    <style:font-face style:name="SFMono-Regular" svg:font-family="SFMono-Regular, Consolas, 'Liberation Mono', Menlo, monospace"/>
    <style:font-face style:name="Segoe UI" svg:font-family="'Segoe UI', SegoeUI, 'Helvetica Neue', Helvetica, Arial, sans-serif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uardo Silva</meta:initial-creator>
    <meta:creation-date>2021-01-20T16:04:23.43</meta:creation-date>
    <dc:date>2021-02-16T21:40:16.74</dc:date>
    <dc:creator>Eduardo Silva</dc:creator>
    <meta:editing-duration>P1DT57M2S</meta:editing-duration>
    <meta:editing-cycles>63</meta:editing-cycles>
    <meta:generator>OpenOffice/4.1.7$Win32 OpenOffice.org_project/417m1$Build-9800</meta:generator>
    <meta:document-statistic meta:table-count="0" meta:image-count="0" meta:object-count="0" meta:page-count="11" meta:paragraph-count="314" meta:word-count="2605" meta:character-count="17560"/>
  </office:meta>
</office:document-meta>
</file>